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reference-mark-start text:name="ZOTERO_ITEM {&quot;citationItems&quot;:[{&quot;uri&quot;:[&quot;http://zotero.org/users/29527/items/97FRADKK&quot;]}]} RNDs5dUnOQChi"/>(Badiou 2000)<text:reference-mark-end text:name="ZOTERO_ITEM {&quot;citationItems&quot;:[{&quot;uri&quot;:[&quot;http://zotero.org/users/29527/items/97FRADKK&quot;]}]} RNDs5dUnOQChi"/></text:p>
      <text:section text:style-name="Sect1" text:name="ZOTERO_BIBL  RNDQlHSG5qkRB">
        <text:p text:style-name="Text_20_body">Badiou, Alain. 2000. <text:span text:style-name="T1">Deleuze: The Clamor of Being</text:span><text:span text:style-name="T2">. Minneapolis: University of Minnesota Press.</text:span></text:p>
      </text:section>
      <text:p text:style-name="Text_20_body">Thinking a situation always involves <text:span text:style-name="T1">going </text:span><text:span text:style-name="T2">towards that, in it, which is the least covered by the shelter that the general regime of things offers it. 85</text:span></text:p>
      <text:p text:style-name="Text_20_body"><text:span text:style-name="T2">[An event site:] <text:s/>I determine this ontologically (with all the required mathematical formulations) as that which is “on the edge of the void” – that is to say, that which is </text:span><text:span text:style-name="T1">almost </text:span><text:span text:style-name="T2">withdrawn from the situation's regulation by an immanent norm, or is state. In a situation (in a set), it is like a point of exile where </text:span><text:span text:style-name="T1">it is possible </text:span><text:span text:style-name="T2">that something, finally, might happen. 85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09-10-12T09:44:26.86</meta:creation-date>
    <dc:date>2009-10-12T13:39:35.91</dc:date>
    <dc:creator>abm </dc:creator>
    <meta:editing-duration>PT03H49M57S</meta:editing-duration>
    <meta:editing-cycles>5</meta:editing-cycles>
    <meta:generator>OpenOffice.org/3.1$Win32 OpenOffice.org_project/310m11$Build-9399</meta:generator>
    <meta:document-statistic meta:table-count="0" meta:image-count="0" meta:object-count="0" meta:page-count="1" meta:paragraph-count="4" meta:word-count="110" meta:character-count="634"/>
    <meta:user-defined meta:name="Info 1"/>
    <meta:user-defined meta:name="Info 2"/>
    <meta:user-defined meta:name="Info 3"/>
    <meta:user-defined meta:name="Info 4"/>
    <meta:user-defined meta:name="ZOTERO_PREF_1">&lt;data&gt;&lt;session id="4au4Zekh"/&gt;&lt;style id="http://www.zotero.org/styles/asa" hasBibliography="0"/&gt;&lt;prefs&gt;&lt;pref name="fieldType" value="ReferenceMark"/&gt;&lt;pref name="noteType" value="0"/&gt;&lt;/prefs&gt;&lt;/data&gt;</meta:user-defined>
  </office:meta>
</office:document-meta>
</file>